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88pt" style:font-size-asian="88pt" style:font-size-complex="8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vator Out of Order Please Use Stai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fg dsfg</meta:initial-creator>
    <meta:creation-date>2016-01-13T09:43:15.28</meta:creation-date>
    <meta:document-statistic meta:table-count="0" meta:image-count="0" meta:object-count="0" meta:page-count="1" meta:paragraph-count="1" meta:word-count="7" meta:character-count="39"/>
    <dc:date>2016-01-13T09:46:24.43</dc:date>
    <dc:creator>dfg dsfg</dc:creator>
    <meta:editing-duration>PT3M9S</meta:editing-duration>
    <meta:editing-cycles>1</meta:editing-cycles>
    <meta:generator>OpenOffice/4.1.1$Win32 OpenOffice.org_project/411m6$Build-9775</meta:generator>
  </office:meta>
</office:document-meta>
</file>